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ebcf6" officeooo:paragraph-rsid="000ebcf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06fb3" officeooo:paragraph-rsid="0014154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2158e" officeooo:paragraph-rsid="0014154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officeooo:rsid="000ebcf6" officeooo:paragraph-rsid="000ebcf6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06fb3" officeooo:paragraph-rsid="0014154f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2158e" officeooo:paragraph-rsid="0012158e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2158e" officeooo:paragraph-rsid="0014154f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2b953" officeooo:paragraph-rsid="0014154f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06fb3" officeooo:paragraph-rsid="0014154f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06fb3" officeooo:paragraph-rsid="00106fb3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2158e" officeooo:paragraph-rsid="0014154f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2b953" officeooo:paragraph-rsid="0012b95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2b953" officeooo:paragraph-rsid="0014154f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officeooo:paragraph-rsid="0014154f"/>
    </style:style>
    <style:style style:name="P15" style:family="paragraph" style:parent-style-name="Standard" style:list-style-name="L1">
      <style:text-properties officeooo:rsid="00160a60" officeooo:paragraph-rsid="00160a60"/>
    </style:style>
    <style:style style:name="P16" style:family="paragraph" style:parent-style-name="Standard" style:list-style-name="L1">
      <style:text-properties officeooo:rsid="0014154f" officeooo:paragraph-rsid="00160a60"/>
    </style:style>
    <style:style style:name="P17" style:family="paragraph" style:parent-style-name="Standard" style:list-style-name="L1">
      <style:text-properties fo:font-size="12pt" fo:font-weight="normal" officeooo:rsid="00161683" officeooo:paragraph-rsid="00161683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text-properties fo:font-size="12pt" fo:font-weight="normal" officeooo:rsid="0017e4ff" officeooo:paragraph-rsid="0017e4ff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text-properties officeooo:rsid="001613bf" officeooo:paragraph-rsid="0016168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2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1ca44" style:font-size-asian="12pt" style:font-weight-asian="bold" style:font-size-complex="12pt" style:font-weight-complex="bold"/>
    </style:style>
    <style:style style:name="T15" style:family="text">
      <style:text-properties officeooo:rsid="0017e4ff"/>
    </style:style>
    <style:style style:name="T16" style:family="text">
      <style:text-properties officeooo:rsid="0020a436"/>
    </style:style>
    <style:style style:name="T17" style:family="text">
      <style:text-properties officeooo:rsid="0021ca4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I</text:span>zdavanje radnog naloga</text:p>
      <text:p text:style-name="P1"/>
      <text:p text:style-name="P2"><text:span text:style-name="T1">1. Kratak opis: </text:span><text:span text:style-name="T2">Procedura izdavanja radnog naloga od strane menadžera proizvodnje </text:span><text:span text:style-name="T3">šefu </text:span><text:span text:style-name="T10">proizvodnje</text:span><text:span text:style-name="T2"> na osnovu porudžbina, kao i trenutnog stanja </text:span><text:span text:style-name="T10">gotovih proizvoda</text:span><text:span text:style-name="T2"> u magacinu.</text:span></text:p>
      <text:p text:style-name="P9"/>
      <text:p text:style-name="P5">2. Učesnici:</text:p>
      <text:p text:style-name="P2"><text:span text:style-name="T2"><text:tab/>Menadžer proizvodnje – želi </text:span><text:span text:style-name="T3">brz pristup bazama porudžbina i sirovina na osnovu kojih <text:tab/>određuje šta će se sledeće proizvoditi</text:span></text:p>
      <text:p text:style-name="P11"><text:tab/>Šef <text:span text:style-name="T16">proizvodnje</text:span> – želi brzo izdavanje radnog naloga</text:p>
      <text:p text:style-name="P11"/>
      <text:p text:style-name="P3"><text:span text:style-name="T1">3. Preduslovi: </text:span><text:span text:style-name="T2">baze podataka su ažurne i omogućen im je pristup, </text:span><text:span text:style-name="T6">štampač je u funkcionalnom stanju</text:span></text:p>
      <text:p text:style-name="P11"/>
      <text:p text:style-name="P3"><text:span text:style-name="T1">4. Postuslovi: </text:span><text:span text:style-name="T7">izdat</text:span><text:span text:style-name="T2"> je radni nalog</text:span></text:p>
      <text:p text:style-name="P11"/>
      <text:p text:style-name="P7">5. Osnovni tok:</text:p>
      <text:list xml:id="list7484965623735671801" text:style-name="L1">
        <text:list-item>
          <text:p text:style-name="P14"><text:span text:style-name="T4">Menadžer proizvodnje pristupa baz</text:span><text:span text:style-name="T9">ama porudžbina i </text:span><text:span text:style-name="T11">gotovih proizvoda</text:span></text:p>
        </text:list-item>
        <text:list-item>
          <text:p text:style-name="P15"><text:span text:style-name="T4">M</text:span><text:span text:style-name="T2">enadžer </text:span><text:span text:style-name="T9">proizvodnje</text:span><text:span text:style-name="T2"> </text:span><text:span text:style-name="T9">na osnovu stanja </text:span><text:span text:style-name="T10">gotovih proizvoda</text:span><text:span text:style-name="T9"> u magacinu i porudžbina odlučuje o vrstama i količinama porizvoda koji će se proizvoditi i to unosi u sistem</text:span></text:p>
        </text:list-item>
        <text:list-item>
          <text:p text:style-name="P16"><text:span text:style-name="T5">Sistem </text:span><text:span text:style-name="T9">pamti </text:span><text:span text:style-name="T11">i štampa</text:span><text:span text:style-name="T9"> radni nalog</text:span></text:p>
        </text:list-item>
        <text:list-item>
          <text:p text:style-name="P17">Menadžer proizvodnje <text:span text:style-name="T17">predaje</text:span> radni nalog šefu <text:span text:style-name="T16">proizvodnje</text:span></text:p>
        </text:list-item>
      </text:list>
      <text:p text:style-name="P13"/>
      <text:p text:style-name="P8">6. Alternativni tok:</text:p>
      <text:list xml:id="list8870686635849000258" text:style-name="L2">
        <text:list-header>
          <text:p text:style-name="P19"><text:span text:style-name="T13">2</text:span><text:span text:style-name="T12">: Nedovoljna količina sirovina u bazi </text:span><text:span text:style-name="T13">(sistem automatski računa potrebne sirovine na osnovu recept</text:span><text:span text:style-name="T14">ur</text:span><text:span text:style-name="T13">a za proizvode)</text:span><text:span text:style-name="T12">: </text:span><text:span text:style-name="T8">Sistem i</text:span><text:span text:style-name="T2">zdaje upozorenje korisniku. </text:span><text:span text:style-name="T8">Slučaj upotrebe</text:span><text:span text:style-name="T2"> se </text:span><text:span text:style-name="T8">nastavlja na</text:span><text:span text:style-name="T2"> korak</text:span><text:span text:style-name="T8">u</text:span><text:span text:style-name="T2"> </text:span><text:span text:style-name="T9">2</text:span><text:span text:style-name="T2">.</text:span></text:p>
          <text:p text:style-name="P18"/>
        </text:list-header>
      </text:list>
      <text:p text:style-name="P12"/>
      <text:p text:style-name="P6"><text:tab/>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35:58.253290256</meta:creation-date>
    <dc:date>2017-11-09T14:25:02.487536667</dc:date>
    <meta:editing-duration>PT47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60" meta:character-count="1078" meta:non-whitespace-character-count="930"/>
  </office:meta>
</office:document-meta>
</file>